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master-page-name="Standard">
      <style:paragraph-properties fo:margin-top="0cm" fo:margin-bottom="0cm" loext:contextual-spacing="false" style:line-height-at-least="0.344cm" style:page-number="auto"/>
    </style:style>
    <style:style style:name="P2" style:family="paragraph" style:parent-style-name="Normal_20__28_Web_29_">
      <style:paragraph-properties fo:margin-top="0.494cm" fo:margin-bottom="0cm" loext:contextual-spacing="false" style:line-height-at-least="0.344cm"/>
      <style:text-properties fo:color="#222222" style:font-name="Arial" style:font-name-complex="Arial1"/>
    </style:style>
    <style:style style:name="P3" style:family="paragraph" style:parent-style-name="Normal_20__28_Web_29_">
      <style:paragraph-properties fo:margin-top="0.494cm" fo:margin-bottom="0cm" loext:contextual-spacing="false" style:line-height-at-least="0.344cm"/>
    </style:style>
    <style:style style:name="P4" style:family="paragraph" style:parent-style-name="Standard">
      <style:text-properties officeooo:rsid="0006c441" officeooo:paragraph-rsid="0006c441"/>
    </style:style>
    <style:style style:name="P5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fo:margin-top="0cm" fo:margin-bottom="0cm" loext:contextual-spacing="false" style:line-height-at-least="0.503cm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d4d4d4" style:font-name="Droid Sans Mono" fo:font-size="10.5pt" fo:font-weight="normal" officeooo:rsid="0008b1a1" officeooo:paragraph-rsid="0008b1a1" fo:background-color="#1e1e1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8b1a1" officeooo:paragraph-rsid="0008b1a1"/>
    </style:style>
    <style:style style:name="T1" style:family="text">
      <style:text-properties fo:color="#222222" style:font-name="Arial" fo:font-weight="bold" style:font-weight-asian="bold" style:font-name-complex="Arial1" style:font-weight-complex="bold"/>
    </style:style>
    <style:style style:name="T2" style:family="text">
      <style:text-properties fo:color="#222222" style:font-name="Arial" style:font-name-complex="Arial1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808080"/>
    </style:style>
    <style:style style:name="T5" style:family="text">
      <style:text-properties fo:color="#569cd6"/>
    </style:style>
    <style:style style:name="T6" style:family="text">
      <style:text-properties fo:color="#9cdcfe"/>
    </style:style>
    <style:style style:name="T7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reas:</text:span></text:p>
      <text:p text:style-name="P2"/>
      <text:p text:style-name="P3"><text:span text:style-name="T1">- Crear Backlog - Dargy</text:span></text:p>
      <text:p text:style-name="P2"/>
      <text:p text:style-name="P3"><text:span text:style-name="T1">- Crear archivo con los diferentes archivos totalmente organizado en carpetas: CSS, JS, IMAGENES, Archivos HTML y subirlo al repositorio para que cada uno comience a hacer su parte - Diana</text:span></text:p>
      <text:p text:style-name="P2"/>
      <text:p text:style-name="P3"><text:span text:style-name="T1">- Crear repositorio GitHub - Diana</text:span></text:p>
      <text:p text:style-name="P3"><text:span text:style-name="T1">- Crear ramas del repositorio – Cada uno</text:span></text:p>
      <text:p text:style-name="P2"/>
      <text:p text:style-name="P3"><text:span text:style-name="T1">- Cada uno debe clonar el repositorio – cada uno</text:span></text:p>
      <text:p text:style-name="P2"/>
      <text:p text:style-name="P3"><text:span text:style-name="T1">- Hacer mockup -Pagina principal - Jose</text:span></text:p>
      <text:p text:style-name="P3"><text:span text:style-name="T1">- Hacer mockup – Tracker 2 - <text:s/>Dargy</text:span></text:p>
      <text:p text:style-name="P3"><text:span text:style-name="T1">- Hacer mockup – Tracker 3 - <text:s/>Dargy</text:span></text:p>
      <text:p text:style-name="P3"><text:span text:style-name="T1">- Hacer mockup – Tracker 4 - Diana</text:span></text:p>
      <text:p text:style-name="P3"><text:span text:style-name="T1">- Hacer mockup – Tracker 5 - Diana</text:span></text:p>
      <text:p text:style-name="P3"><text:span text:style-name="T1">- Todos responsive</text:span></text:p>
      <text:p text:style-name="P2"/>
      <text:p text:style-name="P3"><text:span text:style-name="T1">- Organizar archivos JS para crear las API REST – cada una en un archivo a parte - Diana</text:span></text:p>
      <text:p text:style-name="P3"><text:span text:style-name="T1">- Investigar como hacer las animaciones – Jose </text:span></text:p>
      <text:p text:style-name="Standard"/>
      <text:p text:style-name="Standard"/>
      <text:p text:style-name="Standard"/>
      <text:p text:style-name="Standard"><text:soft-page-break/></text:p>
      <text:p text:style-name="P4">Tutoriales y recursos:</text:p>
      <text:p text:style-name="P4">https://www.youtube.com/watch?v=G-j5SI7Qitk</text:p>
      <text:p text:style-name="P8"><text:a xlink:type="simple" xlink:href="https://www.youtube.com/watch?v=T4t00Hd3qZc" text:style-name="Internet_20_link" text:visited-style-name="Visited_20_Internet_20_Link"><text:span text:style-name="T3">https://www.youtube.com/watch?v=T4t00Hd3qZc</text:span></text:a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3">TABLA:</text:span></text:p>
      <text:p text:style-name="P9"><text:span text:style-name="T3"/></text:p>
      <text:p text:style-name="P7"><text:span text:style-name="T4">&lt;</text:span><text:span text:style-name="T5">div</text:span> <text:span text:style-name="T6">id</text:span>=<text:span text:style-name="T7">"div1"</text:span><text:span text:style-name="T4">&gt;</text:span></text:p>
      <text:p text:style-name="P5"><text:span text:style-name="T4">&lt;</text:span><text:span text:style-name="T5">table</text:span> <text:span text:style-name="T6">class</text:span>=<text:span text:style-name="T7">"table"</text:span><text:span text:style-name="T4">&gt;</text:span></text:p>
      <text:p text:style-name="P5"><text:span text:style-name="T4">&lt;</text:span><text:span text:style-name="T5">thead</text:span><text:span text:style-name="T4">&gt;</text:span></text:p>
      <text:p text:style-name="P5"><text:span text:style-name="T4">&lt;</text:span><text:span text:style-name="T5">tr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col"</text:span><text:span text:style-name="T4">&gt;</text:span>Heading<text:span text:style-name="T4">&lt;/</text:span><text:span text:style-name="T5">th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col"</text:span><text:span text:style-name="T4">&gt;</text:span>#<text:span text:style-name="T4">&lt;/</text:span><text:span text:style-name="T5">th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col"</text:span><text:span text:style-name="T4">&gt;</text:span>Heading<text:span text:style-name="T4">&lt;/</text:span><text:span text:style-name="T5">th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col"</text:span><text:span text:style-name="T4">&gt;</text:span>Heading<text:span text:style-name="T4">&lt;/</text:span><text:span text:style-name="T5">th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col"</text:span><text:span text:style-name="T4">&gt;</text:span>Heading<text:span text:style-name="T4">&lt;/</text:span><text:span text:style-name="T5">th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col"</text:span><text:span text:style-name="T4">&gt;</text:span>Heading<text:span text:style-name="T4">&lt;/</text:span><text:span text:style-name="T5">th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col"</text:span><text:span text:style-name="T4">&gt;</text:span>Heading<text:span text:style-name="T4">&lt;/</text:span><text:span text:style-name="T5">th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col"</text:span><text:span text:style-name="T4">&gt;</text:span>Heading<text:span text:style-name="T4">&lt;/</text:span><text:span text:style-name="T5">th</text:span><text:span text:style-name="T4">&gt;</text:span></text:p>
      <text:p text:style-name="P5"><text:span text:style-name="T4">&lt;/</text:span><text:span text:style-name="T5">tr</text:span><text:span text:style-name="T4">&gt;</text:span></text:p>
      <text:p text:style-name="P5"><text:span text:style-name="T4">&lt;/</text:span><text:span text:style-name="T5">thead</text:span><text:span text:style-name="T4">&gt;</text:span></text:p>
      <text:p text:style-name="P5"><text:span text:style-name="T4">&lt;</text:span><text:span text:style-name="T5">tbody</text:span><text:span text:style-name="T4">&gt;</text:span></text:p>
      <text:p text:style-name="P5"><text:span text:style-name="T4">&lt;</text:span><text:span text:style-name="T5">tr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row"</text:span><text:span text:style-name="T4">&gt;</text:span>1<text:span text:style-name="T4">&lt;/</text:span><text:span text:style-name="T5">th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/</text:span><text:span text:style-name="T5">tr</text:span><text:span text:style-name="T4">&gt;</text:span></text:p>
      <text:p text:style-name="P5"><text:span text:style-name="T4">&lt;</text:span><text:span text:style-name="T5">tr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row"</text:span><text:span text:style-name="T4">&gt;</text:span>2<text:span text:style-name="T4">&lt;/</text:span><text:span text:style-name="T5">th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oft-page-break/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/</text:span><text:span text:style-name="T5">tr</text:span><text:span text:style-name="T4">&gt;</text:span></text:p>
      <text:p text:style-name="P6"/>
      <text:p text:style-name="P5"><text:span text:style-name="T4">&lt;</text:span><text:span text:style-name="T5">tr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row"</text:span><text:span text:style-name="T4">&gt;</text:span>3<text:span text:style-name="T4">&lt;/</text:span><text:span text:style-name="T5">th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/</text:span><text:span text:style-name="T5">tr</text:span><text:span text:style-name="T4">&gt;</text:span></text:p>
      <text:p text:style-name="P6"/>
      <text:p text:style-name="P5"><text:span text:style-name="T4">&lt;</text:span><text:span text:style-name="T5">tr</text:span><text:span text:style-name="T4">&gt;</text:span></text:p>
      <text:p text:style-name="P5"><text:span text:style-name="T4">&lt;</text:span><text:span text:style-name="T5">th</text:span> <text:span text:style-name="T6">scope</text:span>=<text:span text:style-name="T7">"row"</text:span><text:span text:style-name="T4">&gt;</text:span>4<text:span text:style-name="T4">&lt;/</text:span><text:span text:style-name="T5">th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</text:span><text:span text:style-name="T5">td</text:span><text:span text:style-name="T4">&gt;</text:span>Cell<text:span text:style-name="T4">&lt;/</text:span><text:span text:style-name="T5">td</text:span><text:span text:style-name="T4">&gt;</text:span></text:p>
      <text:p text:style-name="P5"><text:span text:style-name="T4">&lt;/</text:span><text:span text:style-name="T5">tr</text:span><text:span text:style-name="T4">&gt;</text:span></text:p>
      <text:p text:style-name="P5"><text:span text:style-name="T4">&lt;/</text:span><text:span text:style-name="T5">tbody</text:span><text:span text:style-name="T4">&gt;</text:span></text:p>
      <text:p text:style-name="P5"><text:span text:style-name="T4">&lt;/</text:span><text:span text:style-name="T5">table</text:span><text:span text:style-name="T4">&gt;</text:span></text:p>
      <text:p text:style-name="P5"><text:span text:style-name="T4">&lt;/</text:span><text:span text:style-name="T5">div</text:span><text:span text:style-name="T4">&gt;</text:span></text:p>
      <text:p text:style-name="P9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O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uario de Windows</meta:initial-creator>
    <meta:editing-cycles>2</meta:editing-cycles>
    <meta:creation-date>2022-01-31T23:41:00</meta:creation-date>
    <dc:date>2022-02-01T19:45:46.603471283</dc:date>
    <meta:editing-duration>PT9H24M50S</meta:editing-duration>
    <meta:generator>LibreOffice/6.4.7.2$Linux_X86_64 LibreOffice_project/40$Build-2</meta:generator>
    <meta:document-statistic meta:table-count="0" meta:image-count="0" meta:object-count="0" meta:page-count="3" meta:paragraph-count="84" meta:word-count="208" meta:character-count="1683" meta:non-whitespace-character-count="15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